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8125in" fo:margin-left="0in" fo:margin-top="0in" fo:margin-bottom="0in" table:align="left" style:writing-mode="page"/>
    </style:style>
    <style:style style:name="Table1.A" style:family="table-column">
      <style:table-column-properties style:column-width="1.7465in"/>
    </style:style>
    <style:style style:name="Table1.B" style:family="table-column">
      <style:table-column-properties style:column-width="4.6875in"/>
    </style:style>
    <style:style style:name="Table1.C" style:family="table-column">
      <style:table-column-properties style:column-width="1.3785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1.2" style:family="table-row">
      <style:table-row-properties style:min-row-height="0.2694in" fo:keep-together="auto"/>
    </style:style>
    <style:style style:name="Table1.6" style:family="table-row">
      <style:table-row-properties style:min-row-height="0.5181in" fo:keep-together="auto"/>
    </style:style>
    <style:style style:name="Table1.7" style:family="table-row">
      <style:table-row-properties style:min-row-height="0.7667in" fo:keep-together="auto"/>
    </style:style>
    <style:style style:name="Table1.8" style:family="table-row">
      <style:table-row-properties style:min-row-height="0.3938in" fo:keep-together="auto"/>
    </style:style>
    <style:style style:name="P1" style:family="paragraph" style:parent-style-name="Standard">
      <style:text-properties fo:font-size="10pt" style:font-size-asian="10pt" style:font-size-complex="10pt"/>
    </style:style>
    <style:style style:name="P2" style:family="paragraph" style:parent-style-name="Standard">
      <style:text-properties officeooo:paragraph-rsid="001bfe65"/>
    </style:style>
    <style:style style:name="P3" style:family="paragraph" style:parent-style-name="Standard">
      <style:paragraph-properties fo:text-align="start" style:justify-single-word="false">
        <style:tab-stops/>
      </style:paragraph-properties>
      <style:text-properties fo:color="#55308d" loext:opacity="100%" fo:font-size="11pt" style:font-size-asian="11pt" style:font-size-complex="11pt"/>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2pt" officeooo:paragraph-rsid="001bfe65" style:font-size-asian="12pt" style:font-size-complex="12pt"/>
    </style:style>
    <style:style style:name="P7"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ize="12pt" officeooo:paragraph-rsid="001bfe65" style:font-size-asian="12pt" style:font-size-complex="12pt"/>
    </style:style>
    <style:style style:name="P8" style:family="paragraph" style:parent-style-name="Standard">
      <style:paragraph-properties fo:margin-left="0in" fo:margin-right="0in" fo:text-indent="0in" style:auto-text-indent="false"/>
      <style:text-properties fo:font-size="12pt" style:font-size-asian="12pt" style:font-size-complex="12pt"/>
    </style:style>
    <style:style style:name="P9" style:family="paragraph" style:parent-style-name="Standard">
      <style:paragraph-properties fo:margin-left="0in" fo:margin-right="0in" fo:text-indent="0in" style:auto-text-indent="false"/>
      <style:text-properties fo:font-size="12pt" officeooo:paragraph-rsid="001fbd7c" style:font-size-asian="12pt" style:font-size-complex="12pt"/>
    </style:style>
    <style:style style:name="P10" style:family="paragraph" style:parent-style-name="Standard">
      <style:paragraph-properties fo:margin-left="0in" fo:margin-right="0in" fo:text-indent="0in" style:auto-text-indent="false"/>
      <style:text-properties fo:font-size="12pt" officeooo:paragraph-rsid="001c5b74" style:font-size-asian="12pt" style:font-size-complex="12pt"/>
    </style:style>
    <style:style style:name="P11" style:family="paragraph" style:parent-style-name="Standard">
      <style:text-properties fo:font-size="12pt" fo:language="en" fo:country="US" officeooo:rsid="001c5b74" style:font-size-asian="12pt" style:font-size-complex="12pt"/>
    </style:style>
    <style:style style:name="P12" style:family="paragraph" style:parent-style-name="Standard">
      <style:paragraph-properties fo:text-align="center" style:justify-single-word="false">
        <style:tab-stops/>
      </style:paragraph-properties>
      <style:text-properties fo:font-size="11pt" fo:font-weight="bold" style:font-size-asian="11pt" style:font-weight-asian="bold" style:font-size-complex="11pt"/>
    </style:style>
    <style:style style:name="P13" style:family="paragraph" style:parent-style-name="Standard">
      <style:paragraph-properties fo:text-align="start" style:justify-single-word="false">
        <style:tab-stops/>
      </style:paragraph-properties>
      <style:text-properties fo:font-size="11pt" style:font-size-asian="11pt" style:font-size-complex="11pt"/>
    </style:style>
    <style:style style:name="P14" style:family="paragraph" style:parent-style-name="Standard">
      <style:paragraph-properties fo:text-align="start" style:justify-single-word="false">
        <style:tab-stops/>
      </style:paragraph-properties>
      <style:text-properties fo:font-size="11pt" officeooo:paragraph-rsid="001c5b74"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1fbd7c" style:font-weight-asian="bold" style:font-weight-complex="bold"/>
    </style:style>
    <style:style style:name="T3" style:family="text">
      <style:text-properties fo:language="en" fo:country="US"/>
    </style:style>
    <style:style style:name="T4" style:family="text">
      <style:text-properties fo:language="en" fo:country="US" officeooo:rsid="001bfe65"/>
    </style:style>
    <style:style style:name="T5" style:family="text">
      <style:text-properties fo:language="en" fo:country="US" fo:font-weight="bold" officeooo:rsid="001bfe65" style:font-weight-asian="bold" style:font-weight-complex="bold"/>
    </style:style>
    <style:style style:name="T6" style:family="text">
      <style:text-properties fo:language="en" fo:country="US" fo:font-weight="bold" officeooo:rsid="001fbd7c" style:font-weight-asian="bold" style:font-weight-complex="bold"/>
    </style:style>
    <style:style style:name="T7" style:family="text">
      <style:text-properties fo:language="en" fo:country="US" officeooo:rsid="001c5b74"/>
    </style:style>
    <style:style style:name="T8" style:family="text">
      <style:text-properties fo:language="en" fo:country="US" style:text-underline-style="solid" style:text-underline-width="auto" style:text-underline-color="font-color" fo:font-weight="bold" officeooo:rsid="001bfe65" style:font-weight-asian="bold" style:font-weight-complex="bold"/>
    </style:style>
    <style:style style:name="T9" style:family="text">
      <style:text-properties fo:language="en" fo:country="US" officeooo:rsid="001deb50"/>
    </style:style>
    <style:style style:name="T10" style:family="text">
      <style:text-properties fo:language="en" fo:country="US" officeooo:rsid="001deb50" loext:padding="0in" loext:border="none"/>
    </style:style>
    <style:style style:name="T11" style:family="text">
      <style:text-properties fo:language="en" fo:country="US" officeooo:rsid="001fb31c"/>
    </style:style>
    <style:style style:name="T12" style:family="text">
      <style:text-properties fo:language="en" fo:country="US" officeooo:rsid="001fbd7c"/>
    </style:style>
    <style:style style:name="T13" style:family="text">
      <style:text-properties fo:language="ru" fo:country="RU"/>
    </style:style>
    <style:style style:name="T14" style:family="text">
      <style:text-properties fo:language="ru" fo:country="RU" officeooo:rsid="001bfe65"/>
    </style:style>
    <style:style style:name="T15" style:family="text">
      <style:text-properties fo:language="ru" fo:country="RU" officeooo:rsid="001c5b74"/>
    </style:style>
    <style:style style:name="T16" style:family="text">
      <style:text-properties fo:language="ru" fo:country="RU" officeooo:rsid="001fb31c"/>
    </style:style>
    <style:style style:name="T17" style:family="text">
      <style:text-properties fo:language="ru" fo:country="RU" officeooo:rsid="001fbd7c"/>
    </style:style>
    <style:style style:name="T18" style:family="text">
      <style:text-properties fo:language="ru" fo:country="RU" fo:font-weight="bold" officeooo:rsid="001fbd7c" style:font-weight-asian="bold" style:font-weight-complex="bold"/>
    </style:style>
    <style:style style:name="T19" style:family="text">
      <style:text-properties fo:language="ru" fo:country="RU" fo:font-weight="bold" officeooo:rsid="001c5b74" style:font-weight-asian="bold" style:font-weight-complex="bold"/>
    </style:style>
    <style:style style:name="T20" style:family="text">
      <style:text-properties fo:color="#55308d" loext:opacity="100%"/>
    </style:style>
    <style:style style:name="T21" style:family="text">
      <style:text-properties officeooo:rsid="001fbd7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bold" officeooo:rsid="001fbd7c" style:font-weight-asian="bold" style:font-weight-complex="bold"/>
    </style:style>
    <style:style style:name="T25" style:family="text">
      <style:text-properties style:text-underline-style="solid" style:text-underline-width="auto" style:text-underline-color="font-color" officeooo:rsid="001fbd7c"/>
    </style:style>
    <style:style style:name="T26" style:family="text">
      <style:text-properties officeooo:rsid="001bfe65"/>
    </style:style>
    <style:style style:name="T27" style:family="text">
      <style:text-properties fo:font-size="14pt" style:font-size-asian="14pt" style:font-size-complex="14pt"/>
    </style:style>
    <style:style style:name="T28" style:family="text">
      <style:text-properties fo:font-size="14pt" officeooo:rsid="001bfe65" style:font-size-asian="14pt" style:font-size-complex="14pt"/>
    </style:style>
    <style:style style:name="T29" style:family="text">
      <style:text-properties fo:font-size="14pt" fo:language="ru" fo:country="RU" fo:font-weight="bold" officeooo:rsid="001fbd7c" style:font-size-asian="14pt" style:font-weight-asian="bold" style:font-size-complex="14pt" style:font-weight-complex="bold"/>
    </style:style>
    <style:style style:name="T30" style:family="text">
      <style:text-properties fo:font-size="14pt" fo:language="ru" fo:country="RU" officeooo:rsid="001fbd7c" style:font-size-asian="14pt" style:font-size-complex="14pt"/>
    </style:style>
    <style:style style:name="T31" style:family="text">
      <style:text-properties fo:font-size="14pt" fo:language="ru" fo:country="RU" officeooo:rsid="001c5b74" style:font-size-asian="14pt" style:font-size-complex="14pt"/>
    </style:style>
    <style:style style:name="T32" style:family="text">
      <style:text-properties fo:font-size="14pt" fo:language="ru" fo:country="RU" officeooo:rsid="001fb31c" style:font-size-asian="14pt" style:font-size-complex="14pt"/>
    </style:style>
    <style:style style:name="T33" style:family="text">
      <style:text-properties fo:font-size="14pt" fo:language="en" fo:country="US" fo:font-weight="bold" officeooo:rsid="001fbd7c" style:font-size-asian="14pt" style:font-weight-asian="bold" style:font-size-complex="14pt" style:font-weight-complex="bold"/>
    </style:style>
    <style:style style:name="T34" style:family="text">
      <style:text-properties fo:font-size="14pt" fo:language="en" fo:country="US" officeooo:rsid="001c5b74" style:font-size-asian="14pt" style:font-size-complex="14pt"/>
    </style:style>
    <style:style style:name="T35" style:family="text">
      <style:text-properties fo:font-size="14pt" fo:language="en" fo:country="US" officeooo:rsid="001deb50" style:font-size-asian="14pt" style:font-size-complex="14pt"/>
    </style:style>
    <style:style style:name="T36" style:family="text">
      <style:text-properties fo:font-size="14pt" fo:language="en" fo:country="US" officeooo:rsid="001deb50" style:font-size-asian="14pt" style:font-size-complex="14pt" loext:padding="0in" loext:border="none"/>
    </style:style>
    <style:style style:name="T37" style:family="text">
      <style:text-properties fo:font-size="14pt" fo:language="en" fo:country="US" officeooo:rsid="001fb31c" style:font-size-asian="14pt" style:font-size-complex="14pt"/>
    </style:style>
    <style:style style:name="T38" style:family="text">
      <style:text-properties fo:font-size="12pt" style:font-size-asian="12pt" style:font-size-complex="12pt"/>
    </style:style>
    <style:style style:name="T39" style:family="text">
      <style:text-properties fo:font-size="12pt" officeooo:rsid="001bfe65" style:font-size-asian="12pt" style:font-size-complex="12pt"/>
    </style:style>
    <style:style style:name="T40" style:family="text">
      <style:text-properties fo:font-size="12pt" fo:language="ru" fo:country="RU" fo:font-weight="bold" officeooo:rsid="001fbd7c" style:font-size-asian="12pt" style:font-weight-asian="bold" style:font-size-complex="12pt" style:font-weight-complex="bold"/>
    </style:style>
    <style:style style:name="T41" style:family="text">
      <style:text-properties fo:font-size="12pt" fo:language="ru" fo:country="RU" officeooo:rsid="001fbd7c" style:font-size-asian="12pt" style:font-size-complex="12pt"/>
    </style:style>
    <style:style style:name="T42" style:family="text">
      <style:text-properties fo:font-size="12pt" fo:language="ru" fo:country="RU" officeooo:rsid="001c5b74" style:font-size-asian="12pt" style:font-size-complex="12pt"/>
    </style:style>
    <style:style style:name="T43" style:family="text">
      <style:text-properties fo:font-size="12pt" fo:language="ru" fo:country="RU" officeooo:rsid="001fb31c" style:font-size-asian="12pt" style:font-size-complex="12pt"/>
    </style:style>
    <style:style style:name="T44" style:family="text">
      <style:text-properties fo:font-size="12pt" fo:language="en" fo:country="US" fo:font-weight="bold" officeooo:rsid="001fbd7c" style:font-size-asian="12pt" style:font-weight-asian="bold" style:font-size-complex="12pt" style:font-weight-complex="bold"/>
    </style:style>
    <style:style style:name="T45" style:family="text">
      <style:text-properties fo:font-size="12pt" fo:language="en" fo:country="US" officeooo:rsid="001c5b74" style:font-size-asian="12pt" style:font-size-complex="12pt"/>
    </style:style>
    <style:style style:name="T46" style:family="text">
      <style:text-properties fo:font-size="12pt" fo:language="en" fo:country="US" officeooo:rsid="001deb50" style:font-size-asian="12pt" style:font-size-complex="12pt"/>
    </style:style>
    <style:style style:name="T47" style:family="text">
      <style:text-properties fo:font-size="12pt" fo:language="en" fo:country="US" officeooo:rsid="001deb50" style:font-size-asian="12pt" style:font-size-complex="12pt" loext:padding="0in" loext:border="none"/>
    </style:style>
    <style:style style:name="T48" style:family="text">
      <style:text-properties fo:font-size="12pt" fo:language="en" fo:country="US" officeooo:rsid="001fb31c" style:font-size-asian="12pt" style:font-size-complex="12pt"/>
    </style:style>
    <style:style style:name="T49" style:family="text">
      <style:text-properties fo:color="#c9211e" loext:opacity="100%" fo:language="ru" fo:country="RU" fo:font-weight="bold" officeooo:rsid="001c5b74"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nhanced Transaction Security</text:p>
      <text:p text:style-name="P5"/>
      <text:p text:style-name="P1"><text:a xlink:type="simple" xlink:href="https://help.salesforce.com/s/articleView?id=sf.enhanced_transaction_security_policy_types.htm&amp;type=5" text:style-name="Internet_20_link" text:visited-style-name="Visited_20_Internet_20_Link"><text:span text:style-name="T38">https://help.salesforce.com/s/articleView?id=sf.enhanced_transaction_security_policy_types.htm&amp;type=5</text:span></text:a></text:p>
      <text:p text:style-name="P5"/>
      <text:p text:style-name="P5">это <text:span text:style-name="T1">framework</text:span>, которая перехватывает события в реальном времени и применяет соответствующие действия для мониторинга и контроля активности пользователей. <text:line-break/> <text:s text:c="3"/>Каждая transaction security policy имеет <text:line-break/> <text:s text:c="14"/>условия, которые оценивают события и <text:line-break/> <text:s text:c="14"/>действия в реальном времени, которые запускаются после выполнения этих условий. <text:line-break/> <text:s text:c="2"/>Действия: <text:line-break/> <text:s text:c="4"/>Блокировка <text:line-break/><text:span text:style-name="T13"> <text:s text:c="13"/></text:span><text:span text:style-name="T15">не для всех событий, сообщение до 1000 символов — кастомизируется но не переводится</text:span><text:span text:style-name="T13"> </text:span><text:line-break/> <text:s text:c="4"/>Многофакторная аутентификация -<text:line-break/> <text:s text:c="13"/><text:span text:style-name="T15">не для всех событий, если невозможно запустить МФА то блок</text:span><text:line-break/> <text:s text:c="4"/>Уведомления<text:line-break/><text:span text:style-name="T3"> <text:s text:c="13"/></text:span><text:span text:style-name="T15">email — тема всегда Transaction Security Alert<text:line-break/> <text:s text:c="18"/>дефолтное — содержит политику/событие/поля Время сдвигается на время получателя (всегда) <text:line-break/><text:tab/> <text:s text:c="4"/>к</text:span><text:span text:style-name="T7">а</text:span><text:span text:style-name="T15">стомное — содержимое настроиваемое не переводится</text:span><text:span text:style-name="T7"><text:line-break/><text:tab/></text:span><text:span text:style-name="T15">i</text:span><text:span text:style-name="T7">n-app</text:span><text:span text:style-name="T3"> – </text:span><text:span text:style-name="T15">недоступно в класике/ содержит политику (название)</text:span><text:line-break/><text:line-break/>Прежде чем создавать политики, ознакомьтесь с доступными типами событий, условиями политики и распространенными вариантами использования. Повышенная безопасность транзакций включена в <text:s/>Real-Time Event Monitoring.</text:p>
      <text:p text:style-name="P5"/>
      <text:p text:style-name="P6"><text:span text:style-name="T14">Два подхода к реализации </text:span><text:span text:style-name="T4">TSP<text:line-break/> </text:span><text:span text:style-name="T5"><text:s/>Condition Builder</text:span><text:span text:style-name="T4"> - <text:s text:c="2"/>позволяет создавать </text:span><text:span text:style-name="T3">policies</text:span><text:span text:style-name="T4"> с помощью кликов, а не кода. Политики отслеживают события, которые представляют собой активности пользователей, основанные на объектах в API-интерфейсах SOAP, REST и Bulk. Когда вы создаете свою политику с помощью Condition Builder, вы выбираете, какие поля этих объектов вы хотите отслеживать. Поскольку действия вашей политики зависят от полей, с которыми взаимодействуют пользователи, эти поля называются условиями . Создавая политику, вы выбираете условия, которые должна отслеживать ваша политика, и действия, которые политика предпринимает при выполнении этих условий. <text:line-break/><text:line-break/></text:span><text:span text:style-name="T5"> <text:s/>APEX</text:span><text:span text:style-name="T4"> - Если вы создаете политику на основе Apex, вы можете использовать любое поле объекта события <text:s/>Records isn’t available as a Condition Builder condition for the ReportEvent event object. But you can use the ReportEvent.Records field in an Apex class that implements the </text:span><text:span text:style-name="T8">TxnSecurity.EventCondition</text:span><text:span text:style-name="T4"> interface.</text:span></text:p>
      <text:p text:style-name="P7"/>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EVENT OBJECT</text:p>
          </table:table-cell>
          <table:table-cell table:style-name="Table1.A1" office:value-type="string">
            <text:p text:style-name="P12">CONDITIONS AVAILABLE IN CONDITION BUILDER</text:p>
          </table:table-cell>
          <table:table-cell table:style-name="Table1.A1" office:value-type="string">
            <text:p text:style-name="P12">ACTIONS</text:p>
          </table:table-cell>
        </table:table-row>
        <table:table-row table:style-name="Table1.2">
          <table:table-cell table:style-name="Table1.A1" office:value-type="string">
            <text:p text:style-name="P13">ApiEvent<text:line-break/><text:span text:style-name="T20"> monitor API transactions, such as SOQL queries and data exports.</text:span></text:p>
          </table:table-cell>
          <table:table-cell table:style-name="Table1.A1" office:value-type="string">
            <text:p text:style-name="P13">API Type, API Version, Application, Client, Elapsed Time, Operation, Platform, Queried Entities, Query, Rows Processed, Session Level, Source IP, User Agent, User ID, Username</text:p>
          </table:table-cell>
          <table:table-cell table:style-name="Table1.A1" office:value-type="string">
            <text:p text:style-name="P13">Block, Notifications</text:p>
          </table:table-cell>
        </table:table-row>
        <table:table-row table:style-name="Table1.2">
          <table:table-cell table:style-name="Table1.A1" office:value-type="string">
            <text:p text:style-name="P13">ApiAnomalyEventStore<text:line-break/><text:span text:style-name="T20">monitor anomalies in how users make API calls.</text:span></text:p>
          </table:table-cell>
          <table:table-cell table:style-name="Table1.A1" office:value-type="string">
            <text:p text:style-name="P13">User, Username, SourceIp, Score, QueriedEntities, Operation, RowsProcessed, UserAgent</text:p>
          </table:table-cell>
          <table:table-cell table:style-name="Table1.A1" office:value-type="string">
            <text:p text:style-name="P13">Notifications</text:p>
          </table:table-cell>
        </table:table-row>
        <table:table-row table:style-name="Table1.2">
          <table:table-cell table:style-name="Table1.A1" office:value-type="string">
            <text:p text:style-name="P13">BulkApiResultEventStore<text:line-break/><text:soft-page-break/> <text:span text:style-name="T20">detect when a user downloads the results of a Bulk API request</text:span></text:p>
          </table:table-cell>
          <table:table-cell table:style-name="Table1.A1" office:value-type="string">
            <text:p text:style-name="P13">Query, SessionLevel, SourceIp, UserId, Username</text:p>
          </table:table-cell>
          <table:table-cell table:style-name="Table1.A1" office:value-type="string">
            <text:p text:style-name="P13">Block, Notifications</text:p>
          </table:table-cell>
        </table:table-row>
        <table:table-row table:style-name="Table1.2">
          <table:table-cell table:style-name="Table1.A1" office:value-type="string">
            <text:p text:style-name="P13">CredentialStuffingEventStore</text:p>
            <text:p text:style-name="P3">when a user successfully logs into Salesforce during an identified credential stuffing attack. Credential stuffing refers to large-scale automated login requests using stolen user credentials.</text:p>
          </table:table-cell>
          <table:table-cell table:style-name="Table1.A1" office:value-type="string">
            <text:p text:style-name="P13">AcceptLanguage, LoginUrl, Score, SourceIp, UserAgent, UserId, Username</text:p>
          </table:table-cell>
          <table:table-cell table:style-name="Table1.A1" office:value-type="string">
            <text:p text:style-name="P13">Notifications</text:p>
          </table:table-cell>
        </table:table-row>
        <table:table-row table:style-name="Table1.6">
          <table:table-cell table:style-name="Table1.A1" office:value-type="string">
            <text:p text:style-name="P13">FileEventStore</text:p>
            <text:p text:style-name="P3">File event policies detect file-related events, such as when a user downloads a file containing sensitive information.</text:p>
          </table:table-cell>
          <table:table-cell table:style-name="Table1.A1" office:value-type="string">
            <text:p text:style-name="P13">Can Download PDF, Content Size, Content Download ID, Content Version ID, Evaluation Time, File Action, File Name, File Source, File Type, Is Latest Version, Policy Outcome, Process Duration, Session Level, Source IP, Transaction Security Policy ID, User ID, Username, Version Number</text:p>
          </table:table-cell>
          <table:table-cell table:style-name="Table1.A1" office:value-type="string">
            <text:p text:style-name="P13">Block, Notifications</text:p>
          </table:table-cell>
        </table:table-row>
        <table:table-row table:style-name="Table1.7">
          <table:table-cell table:style-name="Table1.A1" office:value-type="string">
            <text:p text:style-name="P14">ListViewEvent</text:p>
            <text:p text:style-name="P14"><text:span text:style-name="T20"><text:s/>when data is viewed or downloaded from your list views using Salesforce Classic, Lightning Experience, or the API</text:span><text:line-break/></text:p>
            <text:p text:style-name="P13"/>
          </table:table-cell>
          <table:table-cell table:style-name="Table1.A1" office:value-type="string">
            <text:p text:style-name="P13">Application Name, Developer Name, Event Source, List View ID, Name, Name of Columns, Number of Columns, Order By, Owner ID, Queried Entities, Rows Processed, Scope, Session Level, Source IP, User ID, Username</text:p>
          </table:table-cell>
          <table:table-cell table:style-name="Table1.A1" office:value-type="string">
            <text:p text:style-name="P13">Block, Notifications, Multi-Factor Authentication (for UI logins)<text:line-break/>Multi-factor authentication isn’t supported for list views in Lightning pages, so the action is upgraded to Block.</text:p>
          </table:table-cell>
        </table:table-row>
        <table:table-row table:style-name="Table1.8">
          <table:table-cell table:style-name="Table1.A1" office:value-type="string">
            <text:p text:style-name="P13">LoginEvent<text:line-break/><text:span text:style-name="T20">track login activity and enforce your login requirements.</text:span></text:p>
          </table:table-cell>
          <table:table-cell table:style-name="Table1.A1" office:value-type="string">
            <text:p text:style-name="P13">API Type, API Version, Application, Authentication Method Reference, Browser, Country, Login Subtype, Login Type, Login URL, Platform, Session Level, Source IP, TLS Protocol, User ID, User Type, Username</text:p>
          </table:table-cell>
          <table:table-cell table:style-name="Table1.A1" office:value-type="string">
            <text:p text:style-name="P13">Block, Notifications, Multi-Factor Authentication (for UI logins)</text:p>
          </table:table-cell>
        </table:table-row>
        <table:table-row table:style-name="Table1.2">
          <table:table-cell table:style-name="Table1.A1" office:value-type="string">
            <text:p text:style-name="P13">PermissionSetEventStore<text:line-break/> <text:span text:style-name="T20">monitor when users are assigned critical permissions in a permission set</text:span></text:p>
          </table:table-cell>
          <table:table-cell table:style-name="Table1.A1" office:value-type="string">
            <text:p text:style-name="P13">Event Source, Operation, Permission Type, User Count, User ID, Username</text:p>
          </table:table-cell>
          <table:table-cell table:style-name="Table1.A1" office:value-type="string">
            <text:p text:style-name="P13">Block, Notifications</text:p>
          </table:table-cell>
        </table:table-row>
        <table:table-row table:style-name="Table1.2">
          <table:table-cell table:style-name="Table1.A1" office:value-type="string">
            <text:p text:style-name="P13">ReportAnomalyEventStore<text:line-break/><text:span text:style-name="T20">monitor anomalies in how users run or export reports</text:span></text:p>
          </table:table-cell>
          <table:table-cell table:style-name="Table1.A1" office:value-type="string">
            <text:p text:style-name="P13">Report, Score, SourceIp, UserId, Username</text:p>
          </table:table-cell>
          <table:table-cell table:style-name="Table1.A1" office:value-type="string">
            <text:p text:style-name="P13">Notifications</text:p>
          </table:table-cell>
        </table:table-row>
        <table:table-row table:style-name="Table1.8">
          <table:table-cell table:style-name="Table1.A1" office:value-type="string">
            <text:p text:style-name="P13">ReportEvent<text:line-break/><text:span text:style-name="T20">monitor when data is viewed or downloaded from your reports</text:span></text:p>
          </table:table-cell>
          <table:table-cell table:style-name="Table1.A1" office:value-type="string">
            <text:p text:style-name="P13">Dashboard ID, Dashboard Name, Description, Event Source, Format, Is Scheduled, Name, Name of Columns, Number of Columns, Operation, Owner ID, Queried Entities, Report ID, Rows Processed, Scope, Session Level, Source IP, User ID, Username</text:p>
          </table:table-cell>
          <table:table-cell table:style-name="Table1.A1" office:value-type="string">
            <text:p text:style-name="P13">Block, Notifications, Multi-Factor Authentication (for UI logins)</text:p>
          </table:table-cell>
        </table:table-row>
        <table:table-row table:style-name="Table1.8">
          <table:table-cell table:style-name="Table1.A1" office:value-type="string">
            <text:p text:style-name="P13">SessionHijackingEventStore<text:line-break/><text:span text:style-name="T20">monitor when unauthorized users gain ownership of a Salesforce user’s session with a stolen session identifier</text:span></text:p>
          </table:table-cell>
          <table:table-cell table:style-name="Table1.A1" office:value-type="string">
            <text:p text:style-name="P13">CurrentUserAgent, CurrentIp, CurrentPlatform, CurrentScreen, CurrentWindow, PreviousUserAgent, PreviousIp, PreviousPlatform, PreviousScreen, PreviousWindow, Score, SourceIp, UserId, Username</text:p>
          </table:table-cell>
          <table:table-cell table:style-name="Table1.A1" office:value-type="string">
            <text:p text:style-name="P13">Notifications</text:p>
          </table:table-cell>
        </table:table-row>
      </table:table>
      <text:p text:style-name="P5"/>
      <text:p text:style-name="P6"><text:soft-page-break/>GuestUserAnomalyEventStore - </text:p>
      <text:p text:style-name="P2"><text:span text:style-name="T39">Tracks data access anomalies that are caused by guest user misconfiguration. GuestUserAnomalyEventStore is an object that stores the event data of GuestUserAnomalyEvent<text:line-break/><text:line-break/><text:line-break/></text:span><text:span text:style-name="T40">Исключение из </text:span><text:span text:style-name="T44">TSP (</text:span><text:span text:style-name="T40">кроме логирования)</text:span><text:span text:style-name="T41"><text:line-break/>General User Permissions → </text:span><text:span text:style-name="Strong_20_Emphasis"><text:span text:style-name="T41">Exempt from Transaction Security</text:span></text:span><text:span text:style-name="T41"> </text:span></text:p>
      <text:p text:style-name="P8"/>
      <text:p text:style-name="P8"/>
      <text:p text:style-name="P9"><text:span text:style-name="T2">Best practice</text:span><text:span text:style-name="T21"><text:line-break/> <text:s text:c="2"/></text:span><text:span text:style-name="T24">Know your users</text:span><text:span text:style-name="T21"> - Remember: Policies prevent activities that are genuinely out of bounds, and they must not prevent users from completing core job tasks<text:line-break/> <text:s text:c="2"/></text:span><text:span text:style-name="T23">Know what’s coming</text:span> <text:s/>- To check whether the features that your users rely on change, read the Salesforce release notes. Feature changes can sometimes cause your policies to behave unexpectedly.<text:span text:style-name="T21"><text:line-break/> <text:s text:c="2"/></text:span><text:span text:style-name="T24">Know your environments</text:span><text:span text:style-name="T21"> – test in sandBox 24hour<text:line-break/> <text:s text:c="2"/></text:span><text:span text:style-name="T23">Know your policies</text:span> <text:s/>- <text:s/>create only one policy per event<text:line-break/><text:span text:style-name="T21">APEX<text:line-break/> <text:s text:c="2"/></text:span><text:span text:style-name="T24">Know your code -</text:span></text:p>
      <text:p text:style-name="P8"><text:s text:c="3"/><text:span text:style-name="T23">Know your limits - </text:span><text:line-break/></text:p>
      <text:p text:style-name="P8"/>
      <text:p text:style-name="P8"/>
      <text:p text:style-name="P10"><text:span text:style-name="T49">Практика</text:span><text:span text:style-name="T15"><text:line-break/><text:line-break/></text:span><text:span text:style-name="T7">Builder<text:line-break/> </text:span><text:span text:style-name="T3">API Event TSP </text:span><text:span text:style-name="T7"><text:s/>- </text:span><text:span text:style-name="T15">на </text:span><text:span text:style-name="T7">SOQL </text:span><text:span text:style-name="T15">запрос для </text:span><text:span text:style-name="T7">Contact<text:line-break/> Export Report TSP – export </text:span><text:span text:style-name="T15">отчета где больше 10 строк</text:span></text:p>
      <text:p text:style-name="Standard"><text:span text:style-name="T38"><text:s/>List View TSP – </text:span><text:span text:style-name="T42">на </text:span><text:span text:style-name="T45">List Lead </text:span><text:span text:style-name="T42">для поля </text:span><text:span text:style-name="T45">Email<text:line-break/> User login from Chrome – </text:span><text:a xlink:type="simple" xlink:href="mailto:leshii85@gmail.com99" text:style-name="Internet_20_link" text:visited-style-name="Visited_20_Internet_20_Link"><text:span text:style-name="T45">leshii85@gmail.com99</text:span></text:a><text:span text:style-name="T45"> xi...6j<text:line-break/><text:line-break/></text:span><text:span text:style-name="T46">APEX<text:line-break/><text:line-break/> <text:s text:c="4"/></text:span><text:a xlink:type="simple" xlink:href="https://sometestdomain99-dev-ed.trailblaze.lightning.force.com/lightning/setup/TransactionSecurityNew/0NIWU0000000OGr4AM/view" office:target-frame-name="_self" xlink:show="replace" text:style-name="Internet_20_link" text:visited-style-name="Visited_20_Internet_20_Link"><text:span text:style-name="T47">APEX Report</text:span></text:a><text:span text:style-name="T46"> – </text:span><text:span text:style-name="T43">если</text:span><text:span text:style-name="T48"> report name </text:span><text:span text:style-name="T43">содержит «</text:span><text:span text:style-name="T48">alexp</text:span><text:span text:style-name="T43">» то не запускать вообще</text:span></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5528in" fo:margin-right="0.791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2T12:35:21.783000000</meta:creation-date>
    <dc:date>2024-04-25T07:42:54.066000000</dc:date>
    <meta:editing-duration>PT11H21M34S</meta:editing-duration>
    <meta:editing-cycles>7</meta:editing-cycles>
    <meta:generator>LibreOffice/7.6.0.3$Windows_X86_64 LibreOffice_project/69edd8b8ebc41d00b4de3915dc82f8f0fc3b6265</meta:generator>
    <meta:document-statistic meta:table-count="1" meta:image-count="0" meta:object-count="0" meta:page-count="3" meta:paragraph-count="49" meta:word-count="840" meta:character-count="6599" meta:non-whitespace-character-count="5614"/>
  </office:meta>
</office:document-meta>
</file>